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ea45" officeooo:paragraph-rsid="0004ea45"/>
    </style:style>
    <style:style style:name="P2" style:family="paragraph" style:parent-style-name="Standard">
      <style:text-properties officeooo:rsid="0004ea45" officeooo:paragraph-rsid="0005f851"/>
    </style:style>
    <style:style style:name="P3" style:family="paragraph" style:parent-style-name="Standard">
      <style:text-properties officeooo:rsid="0005f851" officeooo:paragraph-rsid="0005f851"/>
    </style:style>
    <style:style style:name="P4" style:family="paragraph" style:parent-style-name="Standard">
      <style:text-properties officeooo:rsid="00077f15" officeooo:paragraph-rsid="00077f15"/>
    </style:style>
    <style:style style:name="P5" style:family="paragraph" style:parent-style-name="Standard">
      <style:text-properties officeooo:rsid="000a86a5" officeooo:paragraph-rsid="000a86a5"/>
    </style:style>
    <style:style style:name="T1" style:family="text">
      <style:text-properties officeooo:rsid="0005f851"/>
    </style:style>
    <style:style style:name="T2" style:family="text">
      <style:text-properties officeooo:rsid="00077f15"/>
    </style:style>
    <style:style style:name="T3" style:family="text">
      <style:text-properties officeooo:rsid="000a8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pter </text:p>
      <text:p text:style-name="P1">- mail server – adapter for external third party mailing client <text:span text:style-name="T2">(e. g. Google, Seznam)</text:span></text:p>
      <text:p text:style-name="P1"><text:tab/>- we want an adapter which would provide client services through the common mailing interface used for IS mailing <text:span text:style-name="T2">– users can interact with emails in the same way as it they were received in IS</text:span></text:p>
      <text:p text:style-name="P4"><text:tab/>- adapter can on background make some external network calls (e. g. REST) <text:s/>to the third party mailing client</text:p>
      <text:p text:style-name="P1"/>
      <text:p text:style-name="P1">- document server – adapter for third party storage providers</text:p>
      <text:p text:style-name="P1"><text:tab/>- cloud storage, external hard-drives used as common IS documents throug<text:span text:style-name="T2">h</text:span> common interface</text:p>
      <text:p text:style-name="P4"><text:tab/>- user can use IS document server to access external storage service</text:p>
      <text:p text:style-name="P1"/>
      <text:p text:style-name="P1">Strategy</text:p>
      <text:p text:style-name="P1">- salaries –<text:span text:style-name="T2"> types of agreements</text:span></text:p>
      <text:p text:style-name="P3"><text:tab/>- different types of agreement – <text:span text:style-name="T2">we use the same algorithm for the salary computation but the final value is derived by the type of agreement like for instance </text:span>hour salary, month salary…</text:p>
      <text:p text:style-name="P2"/>
      <text:p text:style-name="P2">- schedules <text:span text:style-name="T3">- different scheduling algorithms for time management and planning</text:span></text:p>
      <text:p text:style-name="P5"><text:tab/>- we can use different strategies for course collisions, room planning...</text:p>
      <text:p text:style-name="P2"/>
      <text:p text:style-name="P5">-automatic course registration – different behaviors depending on student selection</text:p>
      <text:p text:style-name="P5"><text:tab/>- automatically remove courses which cannot be registered</text:p>
      <text:p text:style-name="P5"><text:tab/>- automatically sent a apply for exception to the teacher</text:p>
      <text:p text:style-name="P5"><text:tab/>- automatically register mandatory subject for the student field of study</text:p>
      <text:p text:style-name="P2"/>
      <text:p text:style-name="P2"><text:span text:style-name="T1">Observer</text:span></text:p>
      <text:p text:style-name="P2"><text:span text:style-name="T1">- discussions – dynamic updates for replies, Noticeboard in IS</text:span></text:p>
      <text:p text:style-name="P2"><text:span text:style-name="T1">- schedule – automatic update after course(seminar) registration/ deregistration,</text:span> </text:p>
      <text:p text:style-name="P3">- automatic notebook points after scanning of test</text:p>
      <text:p text:style-name="P3"/>
      <text:p text:style-name="P3">Composite</text:p>
      <text:p text:style-name="P3">- scheduling – semester → week → day → teaching period</text:p>
      <text:p text:style-name="P3">- user structure – Faculty→ Field → Course → Student – for instance for email propagation</text:p>
      <text:p text:style-name="P3">- document server – folders → subfolders → concrete docu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08:33:24.656638063</meta:creation-date>
    <meta:generator>LibreOffice/5.2.6.1$Linux_X86_64 LibreOffice_project/20$Build-1</meta:generator>
    <dc:date>2017-03-24T09:30:56.230775017</dc:date>
    <meta:editing-duration>PT46M57S</meta:editing-duration>
    <meta:editing-cycles>5</meta:editing-cycles>
    <meta:document-statistic meta:table-count="0" meta:image-count="0" meta:object-count="0" meta:page-count="1" meta:paragraph-count="24" meta:word-count="261" meta:character-count="1685" meta:non-whitespace-character-count="1424"/>
  </office:meta>
</office:document-meta>
</file>